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5.398cm" style:rel-column-width="19648*"/>
    </style:style>
    <style:style style:name="Table1.B" style:family="table-column">
      <style:table-column-properties style:column-width="12.605cm" style:rel-column-width="45887*"/>
    </style:style>
    <style:style style:name="Table1.A1" style:family="table-cell">
      <style:table-cell-properties style:vertical-align="middle" fo:padding-left="0.101cm" fo:padding-right="0.101cm" fo:padding-top="0.199cm" fo:padding-bottom="0.199cm" fo:border="0.5pt solid #000000" style:writing-mode="page"/>
    </style:style>
    <style:style style:name="Table1.A2" style:family="table-cell">
      <style:table-cell-properties style:vertical-align="middle" fo:padding-left="0.101cm" fo:padding-right="0.101cm" fo:padding-top="0.199cm" fo:padding-bottom="0.199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-left="0.101cm" fo:padding-right="0.101cm" fo:padding-top="0.199cm" fo:padding-bottom="0.199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1ae2a7" officeooo:paragraph-rsid="001ae2a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cd853" officeooo:paragraph-rsid="001cd85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db9e2" officeooo:paragraph-rsid="001db9e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217857" officeooo:paragraph-rsid="0021785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229ff9" officeooo:paragraph-rsid="00229ff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23cb5b" officeooo:paragraph-rsid="0023cb5b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officeooo:rsid="001ae2a7" officeooo:paragraph-rsid="001ae2a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ae2a7"/>
    </style:style>
    <style:style style:name="P11" style:family="paragraph" style:parent-style-name="Table_20_Contents">
      <style:paragraph-properties fo:text-align="center" style:justify-single-word="false"/>
      <style:text-properties officeooo:paragraph-rsid="00361cb6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rsid="0034755e" officeooo:paragraph-rsid="0034755e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weight="bold" officeooo:rsid="00219f14" officeooo:paragraph-rsid="001ae2a7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weight="bold" officeooo:rsid="00229ff9" officeooo:paragraph-rsid="00229ff9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weight="bold" officeooo:rsid="0024ae3f" officeooo:paragraph-rsid="0023347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weight="bold" officeooo:rsid="0024ae3f" officeooo:paragraph-rsid="0023cb5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3590f0" officeooo:paragraph-rsid="003590f0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weight="bold" officeooo:rsid="003590f0" officeooo:paragraph-rsid="003590f0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tyle="normal" fo:font-weight="bold" officeooo:rsid="00361cb6" officeooo:paragraph-rsid="00361cb6" style:font-style-asian="normal" style:font-weight-asian="bold" style:font-style-complex="normal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20e1de" officeooo:paragraph-rsid="001ae2a7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222d82" officeooo:paragraph-rsid="00217857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paragraph-rsid="00361cb6"/>
    </style:style>
    <style:style style:name="P23" style:family="paragraph" style:parent-style-name="Table_20_Contents">
      <style:paragraph-properties fo:text-align="justify" style:justify-single-word="false"/>
      <style:text-properties officeooo:paragraph-rsid="003874f4"/>
    </style:style>
    <style:style style:name="P24" style:family="paragraph" style:parent-style-name="Table_20_Contents">
      <style:paragraph-properties fo:text-align="justify" style:justify-single-word="false"/>
      <style:text-properties officeooo:rsid="003874f4" officeooo:paragraph-rsid="003874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tyle="normal" fo:font-weight="normal" officeooo:rsid="002f95e3" style:font-style-asian="normal" style:font-weight-asian="normal" style:font-style-complex="normal" style:font-weight-complex="normal"/>
    </style:style>
    <style:style style:name="T4" style:family="text">
      <style:text-properties style:font-name="Arial" fo:font-weight="bold" officeooo:rsid="00361cb6" style:font-weight-asian="bold" style:font-weight-complex="bold"/>
    </style:style>
    <style:style style:name="T5" style:family="text">
      <style:text-properties style:font-name="Arial" fo:font-weight="bold" officeooo:rsid="0037a42a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222d82" style:font-weight-asian="normal" style:font-weight-complex="normal"/>
    </style:style>
    <style:style style:name="T8" style:family="text">
      <style:text-properties style:font-name="Arial" fo:font-weight="normal" officeooo:rsid="0023cb5b" style:font-weight-asian="normal" style:font-weight-complex="normal"/>
    </style:style>
    <style:style style:name="T9" style:family="text">
      <style:text-properties style:font-name="Arial" fo:font-weight="normal" officeooo:rsid="00252a85" style:font-weight-asian="normal" style:font-weight-complex="normal"/>
    </style:style>
    <style:style style:name="T10" style:family="text">
      <style:text-properties style:font-name="Arial" fo:font-weight="normal" officeooo:rsid="00361cb6" style:font-weight-asian="normal" style:font-weight-complex="normal"/>
    </style:style>
    <style:style style:name="T11" style:family="text">
      <style:text-properties style:font-name="Arial" fo:font-weight="normal" officeooo:rsid="0037a42a" style:font-weight-asian="normal" style:font-weight-complex="normal"/>
    </style:style>
    <style:style style:name="T12" style:family="text">
      <style:text-properties style:font-name="Arial" fo:font-weight="normal" officeooo:rsid="003874f4" style:font-weight-asian="normal" style:font-weight-complex="normal"/>
    </style:style>
    <style:style style:name="T13" style:family="text">
      <style:text-properties style:font-name="Arial" fo:font-size="14pt" fo:font-weight="bold" officeooo:rsid="001ae2a7" style:font-size-asian="14pt" style:font-weight-asian="bold" style:font-size-complex="14pt" style:font-weight-complex="bold"/>
    </style:style>
    <style:style style:name="T14" style:family="text">
      <style:text-properties style:font-name="Arial" fo:font-size="14pt" fo:font-weight="bold" officeooo:rsid="0032e7c4" style:font-size-asian="14pt" style:font-weight-asian="bold" style:font-size-complex="14pt" style:font-weight-complex="bold"/>
    </style:style>
    <style:style style:name="T15" style:family="text">
      <style:text-properties style:font-name="Arial" officeooo:rsid="0032e7c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span text:style-name="T13">File Genx – </text:span><text:span text:style-name="T14">JSON templates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9"><text:span text:style-name="T2">The purpose of this document is to describe </text:span><text:span text:style-name="T15">all JSON files templates</text:span><text:span text:style-name="T2">.</text:span></text:p>
          </table:table-cell>
          <table:covered-table-cell/>
        </table:table-row>
        <table:table-row>
          <table:table-cell table:style-name="Table1.A3" office:value-type="string">
            <text:p text:style-name="P12">JSON</text:p>
          </table:table-cell>
          <table:table-cell table:style-name="Table1.A2" office:value-type="string">
            <text:p text:style-name="P2">Description</text:p>
          </table:table-cell>
        </table:table-row>
        <table:table-row>
          <table:table-cell table:style-name="Table1.A3" office:value-type="string">
            <text:p text:style-name="P17">resources.json</text:p>
          </table:table-cell>
          <table:table-cell table:style-name="Table1.A2" office:value-type="string">
            <text:p text:style-name="P18"><text:span text:style-name="T17">This file is parsed by </text:span><text:span text:style-name="T16">Res</text:span><text:span text:style-name="T17"> class. Every resource, such as GUI strings, images, icons, etc, are declared within this file. The template is:</text:span></text:p>
            <text:p text:style-name="P18"><text:span text:style-name="T17"/></text:p>
            <text:p text:style-name="P19"><text:span text:style-name="T1">{</text:span></text:p>
            <text:p text:style-name="P19"><text:span text:style-name="T1"><text:s text:c="4"/>“resource-type0”: { resources-declarations },</text:span></text:p>
            <text:p text:style-name="P19"><text:span text:style-name="T1"><text:s text:c="4"/>“resource-type1”: { resources-declarations }</text:span></text:p>
            <text:p text:style-name="P19"><text:span text:style-name="T1">}</text:span></text:p>
          </table:table-cell>
        </table:table-row>
        <table:table-row>
          <table:table-cell table:style-name="Table1.A3" office:value-type="string">
            <text:p text:style-name="P11"><text:span text:style-name="T4">resources.json → resources-declarations: Strings</text:span></text:p>
          </table:table-cell>
          <table:table-cell table:style-name="Table1.A2" office:value-type="string">
            <text:p text:style-name="P22"><text:span text:style-name="T9">T</text:span><text:span text:style-name="T10">his is how you should declare Strings so that they can be correctly binded to the GUI:</text:span></text:p>
            <text:p text:style-name="P22"><text:span text:style-name="T10"/></text:p>
            <text:p text:style-name="P22"><text:span text:style-name="T10">“Strings”: {</text:span></text:p>
            <text:p text:style-name="P22"><text:span text:style-name="T10"><text:s text:c="8"/>“gui-object-name”:[method-to-call, [ calls ] ]</text:span></text:p>
            <text:p text:style-name="P22"><text:span text:style-name="T10">} </text:span></text:p>
            <text:p text:style-name="P22"><text:span text:style-name="T10"/></text:p>
            <text:p text:style-name="P22"><text:span text:style-name="T10">Where: </text:span><text:span text:style-name="T4">gui-object-name</text:span><text:span text:style-name="T10"> is the name that identifies the object in the galde/XML file; </text:span><text:span text:style-name="T4">method-to-call</text:span><text:span text:style-name="T10"> is a string containing the name of the method to be called (e.g. “set_text” for a Gtk.Label object); </text:span><text:span text:style-name="T5">calls</text:span><text:span text:style-name="T11"> is a list where all the parameters for each call that must be made to </text:span><text:span text:style-name="T5">method-to-call</text:span><text:span text:style-name="T11"> are. Note that each call is a list, even if there is only one call. </text:span></text:p>
            <text:p text:style-name="P22"><text:span text:style-name="T12"/></text:p>
            <text:p text:style-name="P24"><text:span text:style-name="T6">Example:</text:span></text:p>
            <text:p text:style-name="P24"><text:span text:style-name="T6"/></text:p>
            <text:p text:style-name="P23"><text:span text:style-name="T10">“Strings”: {</text:span></text:p>
            <text:p text:style-name="P23"><text:span text:style-name="T10"><text:s text:c="8"/>“</text:span><text:span text:style-name="T12">someComboBoxText</text:span><text:span text:style-name="T10">”:[“</text:span><text:span text:style-name="T12">append</text:span><text:span text:style-name="T10">”, </text:span></text:p>
            <text:p text:style-name="P23"><text:span text:style-name="T10"><text:s text:c="46"/></text:span><text:span text:style-name="T12">[ [“0”, “item0”], [“1”, “item1”] ]</text:span><text:span text:style-name="T10"> ],</text:span></text:p>
            <text:p text:style-name="P23"><text:span text:style-name="T10"><text:s text:c="8"/>“</text:span><text:span text:style-name="T12">someLabel</text:span><text:span text:style-name="T10">”:</text:span><text:span text:style-name="T12">[“set_text”, [ [“New label text”] ] ]</text:span></text:p>
            <text:p text:style-name="P24"><text:span text:style-name="T10">} </text:span></text:p>
            <text:p text:style-name="P24"><text:span text:style-name="T10"/></text:p>
            <text:p text:style-name="P24"><text:span text:style-name="T10">T</text:span><text:span text:style-name="T6">wo calls to the append method of a Gtk object called someComboBoxText are made: first append(“0”, “item0”), then append(“1”, “item1”). Then one call to set_text method of a Gtk object called someLabel is made as set_text(“New label text”).</text:span></text:p>
            <text:p text:style-name="P24"><text:span text:style-name="T6"/></text:p>
            <text:p text:style-name="P24"><text:span text:style-name="T6">The need to put each call parameter(s) inside a list is because the splat operator is used in the binding process at the method MainWidget.__bindRes()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12:04:39.256190576</meta:creation-date>
    <dc:date>2020-08-10T01:11:57.353347723</dc:date>
    <meta:editing-duration>PT4H31M35S</meta:editing-duration>
    <meta:editing-cycles>22</meta:editing-cycles>
    <meta:generator>LibreOffice/6.4.4.2$Linux_X86_64 LibreOffice_project/40$Build-2</meta:generator>
    <meta:document-statistic meta:table-count="1" meta:image-count="0" meta:object-count="0" meta:page-count="1" meta:paragraph-count="24" meta:word-count="228" meta:character-count="1515" meta:non-whitespace-character-count="1228"/>
  </office:meta>
</office:document-meta>
</file>